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radStudent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Research 2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Directo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ad Students: 0-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earch: 0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M: 0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rector: I guess just do the 2 that PM's most talk 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5:01:54.300372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4:35:09.465012879</meta:creation-date>
    <dc:date>2016-04-08T16:58:01.024202492</dc:date>
    <meta:editing-duration>PT28M32S</meta:editing-duration>
    <meta:editing-cycles>3</meta:editing-cycles>
    <meta:generator>LibreOffice/4.2.8.2$Linux_X86_64 LibreOffice_project/420m0$Build-2</meta:generator>
    <meta:document-statistic meta:table-count="1" meta:cell-count="191" meta:object-count="0"/>
  </office:meta>
</office:document-meta>
</file>